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yriad Pro" svg:font-family="'Myriad Pro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family-generic="system" style:font-pitch="variable"/>
    <style:font-face style:name="Myriad Pro1" svg:font-family="'Myriad Pro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23.442cm" fo:margin-top="0cm" fo:margin-bottom="0cm" table:align="center" style:writing-mode="lr-tb"/>
    </style:style>
    <style:style style:name="Tabela1.A" style:family="table-column">
      <style:table-column-properties style:column-width="4.392cm"/>
    </style:style>
    <style:style style:name="Tabela1.B" style:family="table-column">
      <style:table-column-properties style:column-width="11.236cm"/>
    </style:style>
    <style:style style:name="Tabela1.C" style:family="table-column">
      <style:table-column-properties style:column-width="7.81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margin-left="0.035cm" fo:margin-right="0cm" fo:margin-top="0.035cm" fo:margin-bottom="0cm" style:contextual-spacing="false" fo:text-align="center" style:justify-single-word="false" fo:text-indent="0cm" style:auto-text-indent="false"/>
    </style:style>
    <style:style style:name="P3" style:family="paragraph" style:parent-style-name="Frame_20_contents">
      <style:paragraph-properties fo:margin-left="0.106cm" fo:margin-right="0cm" fo:margin-top="0.035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.035cm" fo:margin-right="0cm" fo:margin-top="0.035cm" fo:margin-bottom="0cm" style:contextual-spacing="false" fo:text-indent="0cm" style:auto-text-indent="false">
        <style:tab-stops>
          <style:tab-stop style:position="5.202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1d5149" style:letter-kerning="false" style:font-size-complex="11pt"/>
    </style:style>
    <style:style style:name="P7" style:family="paragraph" style:parent-style-name="Text_20_body">
      <style:text-properties style:font-name="Times New Roman" fo:font-size="10pt" style:font-size-asian="10pt"/>
    </style:style>
    <style:style style:name="P8" style:family="paragraph" style:parent-style-name="Standard">
      <style:paragraph-properties fo:margin-left="0.501cm" fo:margin-right="0.196cm" fo:margin-top="0.108cm" fo:margin-bottom="0cm" style:contextual-spacing="false" fo:line-height="1.545cm" fo:text-align="end" style:justify-single-word="false" fo:text-indent="-0.501cm" style:auto-text-indent="false"/>
      <style:text-properties fo:color="#952e4b" loext:opacity="100%" fo:font-size="38pt" fo:letter-spacing="-0.009cm" fo:font-weight="bold" style:font-size-asian="38pt" style:font-weight-asian="bold" style:font-size-complex="38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c4415a" loext:opacity="100%" style:font-name="Myriad Pro Light" fo:font-size="18pt" fo:font-weight="bold" style:letter-kerning="false" style:font-size-asian="18pt" style:font-weight-asian="bold" style:font-size-complex="11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c4415a" loext:opacity="100%" style:font-name="Myriad Pro Light" fo:font-size="18pt" fo:font-weight="bold" officeooo:paragraph-rsid="001d5149" style:letter-kerning="false" style:font-size-asian="18pt" style:font-weight-asian="bold" style:font-size-complex="11pt"/>
    </style:style>
    <style:style style:name="P12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fo:color="#231f20" loext:opacity="100%" style:font-name="Arial1" fo:font-size="10pt" officeooo:rsid="0019f41a" officeooo:paragraph-rsid="0019f41a" style:letter-kerning="false" style:font-size-asian="12pt" style:font-size-complex="12pt"/>
    </style:style>
    <style:style style:name="P13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fo:color="#231f20" loext:opacity="100%" style:font-name="Arial1" fo:font-size="10pt" officeooo:rsid="001e6011" officeooo:paragraph-rsid="001e6011" style:letter-kerning="false" style:font-size-asian="12pt" style:font-size-complex="12pt"/>
    </style:style>
    <style:style style:name="P14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fo:color="#231f20" loext:opacity="100%" style:font-name="Arial1" fo:font-size="10pt" officeooo:paragraph-rsid="001e6011" style:letter-kerning="false" style:font-size-asian="12pt" style:font-size-complex="12pt"/>
    </style:style>
    <style:style style:name="P15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fo:color="#231f20" loext:opacity="100%" style:font-name="Arial1" fo:font-size="10pt" style:letter-kerning="false" style:font-size-asian="12pt" style:font-size-complex="12pt"/>
    </style:style>
    <style:style style:name="P16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fo:color="#231f20" loext:opacity="100%" style:font-name="Arial1" fo:font-size="10pt" officeooo:rsid="001bd5d0" officeooo:paragraph-rsid="001bd5d0" style:letter-kerning="false" style:font-size-asian="12pt" style:font-size-complex="12pt"/>
    </style:style>
    <style:style style:name="P17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fo:color="#231f20" loext:opacity="100%" style:font-name="Arial1" fo:font-size="10pt" officeooo:rsid="001bd5d0" officeooo:paragraph-rsid="001e6011" style:letter-kerning="false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0pt" fo:language="en" fo:country="GB" style:font-size-asian="10pt"/>
    </style:style>
    <style:style style:name="P19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style:font-name="Arial1" fo:font-size="10pt" style:letter-kerning="false" style:font-size-asian="12pt" style:font-size-complex="12pt"/>
    </style:style>
    <style:style style:name="P20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style:font-name="Arial1" fo:font-size="10pt" officeooo:paragraph-rsid="001e6011" style:letter-kerning="false" style:font-size-asian="12pt" style:font-size-complex="12pt"/>
    </style:style>
    <style:style style:name="P21" style:family="paragraph" style:parent-style-name="Standard">
      <loext:graphic-properties draw:fill-gradient-name="Gradient_20_1" draw:fill-hatch-name="hatch"/>
      <style:paragraph-properties fo:margin-left="0.093cm" fo:margin-right="0.093cm" fo:margin-top="0.138cm" fo:margin-bottom="0.138cm" style:contextual-spacing="false" fo:text-align="center" style:justify-single-word="false" fo:orphans="2" fo:widows="2" fo:text-indent="0.093cm" style:auto-text-indent="false"/>
      <style:text-properties style:font-name="Arial1" fo:font-size="10pt" officeooo:rsid="0019f41a" officeooo:paragraph-rsid="0019f41a" style:letter-kerning="false" style:font-size-asian="12pt" style:font-size-complex="12pt"/>
    </style:style>
    <style:style style:name="P22" style:family="paragraph" style:parent-style-name="Text_20_body">
      <style:paragraph-properties fo:margin-left="0.035cm" fo:margin-right="0cm" fo:margin-top="0.035cm" fo:margin-bottom="0cm" style:contextual-spacing="false" fo:text-indent="0cm" style:auto-text-indent="false"/>
      <style:text-properties fo:color="#ffffff" loext:opacity="100%" style:text-underline-style="solid" style:text-underline-width="auto" style:text-underline-color="font-color"/>
    </style:style>
    <style:style style:name="P23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4" style:family="paragraph" style:parent-style-name="Text_20_body" style:master-page-name="Converted1">
      <style:paragraph-properties fo:margin-top="0.016cm" fo:margin-bottom="0cm" style:contextual-spacing="false" style:page-number="auto"/>
      <style:text-properties fo:font-size="5.5pt" fo:font-weight="bold" style:font-size-asian="5.5pt" style:font-weight-asian="bold"/>
    </style:style>
    <style:style style:name="P25" style:family="paragraph">
      <loext:graphic-properties draw:fill="solid" draw:fill-color="#131f46"/>
      <style:paragraph-properties fo:text-align="center"/>
    </style:style>
    <style:style style:name="P26" style:family="paragraph">
      <loext:graphic-properties draw:fill="solid" draw:fill-color="#121f46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121f46" draw:opacity="60%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letter-spacing="-0.005cm"/>
    </style:style>
    <style:style style:name="T3" style:family="text">
      <style:text-properties fo:color="#ffffff" loext:opacity="100%" fo:letter-spacing="-0.004cm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style:font-size-asian="16pt"/>
    </style:style>
    <style:style style:name="T6" style:family="text">
      <style:text-properties fo:color="#c4415a" loext:opacity="100%" style:font-name="Myriad Pro Light" fo:font-size="18pt" fo:font-weight="bold" style:font-size-asian="18pt" style:font-weight-asian="bold"/>
    </style:style>
    <style:style style:name="T7" style:family="text">
      <style:text-properties fo:color="#231f20" loext:opacity="100%"/>
    </style:style>
    <style:style style:name="T8" style:family="text">
      <style:text-properties fo:color="#231f20" loext:opacity="100%" officeooo:rsid="0019f41a"/>
    </style:style>
    <style:style style:name="T9" style:family="text">
      <style:text-properties fo:color="#231f20" loext:opacity="100%" officeooo:rsid="001bd5d0"/>
    </style:style>
    <style:style style:name="T10" style:family="text">
      <style:text-properties fo:color="#231f20" loext:opacity="100%" officeooo:rsid="001dc207"/>
    </style:style>
    <style:style style:name="T11" style:family="text">
      <style:text-properties officeooo:rsid="001bd5d0"/>
    </style:style>
    <style:style style:name="T12" style:family="text">
      <style:text-properties officeooo:rsid="001e6011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131f46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121f46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121f46" draw:stroke-linejoin="round" svg:stroke-linecap="butt" draw:fill="none" draw:textarea-horizontal-align="center" draw:textarea-vertical-align="top" draw:auto-grow-height="false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121f46" draw:opacity="60%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solid" svg:stroke-width="0.004cm" svg:stroke-color="#67696a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"><draw:path text:anchor-type="char" draw:z-index="3" draw:name="Forma3" draw:style-name="gr2" draw:text-style-name="P26" svg:width="20.722cm" svg:height="20.999cm" svg:x="-1.763cm" svg:y="-1.939cm" svg:viewBox="0 0 20723 21000" svg:d="M13764 12256l-5078-77-8686-2588v2126l7563 2824 4991-4zM16472 0h-7l-1508 10016-1193 2240 288 6 2028-3796zM4250 21000l16466-16-53-115-56-112-57-113-60-111-62-110-65-107-65-108-69-106-69-104-72-102-74-103-76-98-78-99-79-97-81-95-85-94-84-92-87-89-88-89-90-86-92-85-93-84-95-82-97-79-99-78-99-75-102-75-103-72-104-69-106-68-107-66-108-65-109-62-111-60-113-56-113-57-115-52-116-52-118-49-118-46-120-44-120-42-122-41-123-37-124-35-125-32-125-30-127-28-127-25-129-23-129-19-130-18-131-14-132-12-133-11-134-7-134-3-134-2-134 2-134 3-134 7-132 11-133 12-130 14-131 18-128 19-129 23-129 25-125 28-127 30-124 32-125 35-122 37-121 41-122 42-118 44-120 46-116 49-117 52-115 52-112 57-113 56-111 60-110 62-109 65-106 66-106 68-104 69-104 72-101 75-100 75-97 78-97 79-95 82-94 84-92 85-90 86-88 89-86 89-87 92-82 94-82 95-79 97-78 99-75 98-75 103-72 102-70 104-67 106-67 108-64 107-62 110-60 111-58 113-55 112-52 115-8 16h11748"><text:p/></draw:path><draw:polyline text:anchor-type="char" draw:z-index="2" draw:name="Forma4" draw:style-name="gr3" draw:text-style-name="P27" svg:width="15.862cm" svg:height="10.428cm" svg:x="-1.763cm" svg:y="-1.939cm" svg:viewBox="0 0 15863 10429" draw:points="15863,0 13828,7085 11243,10429 6534,10422 0,8434"><text:p/></draw:polyline><draw:polygon text:anchor-type="char" draw:z-index="1" draw:name="Forma5" draw:style-name="gr4" draw:text-style-name="P28" svg:width="13.996cm" svg:height="7.256cm" svg:x="-1.763cm" svg:y="-1.939cm" svg:viewBox="0 0 13997 7257" draw:points="13997,0 0,0 0,7215 492,7257 10801,7257 10993,7232 12960,4775"><text:p/></draw:polygo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8">CODIFICAÇÃO </text:p>
        <text:p text:style-name="P8">BACK-END </text:p>
      </text:section>
      <text:p text:style-name="P24"/>
      <text:p text:style-name="Standard"/>
      <text:p text:style-name="P9">Levantamento de requisitos</text:p>
      <text:p text:style-name="P5"/>
      <text:p text:style-name="Standard"><text:span text:style-name="T5">Elabore ao menos 5 requisitos de back-end necessários para o desenvolvimento da plataforma online para gestão de clínicas veterinárias <text:s/>da empresa Balti</text:span><text:span text:style-name="T4">.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<text:bookmark text:name="_bookmark0"/><text:bookmark text:name="Capítulo_1_"/>Requisito</text:p>
            <text:p text:style-name="P10">Front-End</text:p>
          </table:table-cell>
          <table:table-cell table:style-name="Tabela1.A1" office:value-type="string">
            <text:p text:style-name="P6"><text:span text:style-name="T6">R</text:span><text:bookmark text:name="_GoBack"/><text:span text:style-name="T6">equisito</text:span></text:p>
            <text:p text:style-name="P11">Funcional</text:p>
          </table:table-cell>
          <table:table-cell table:style-name="Tabela1.A1" office:value-type="string">
            <text:p text:style-name="P11">Requisito</text:p>
            <text:p text:style-name="P11">Back-End</text:p>
          </table:table-cell>
        </table:table-row>
        <table:table-row table:style-name="Tabela1.1">
          <table:table-cell table:style-name="Tabela1.A2" office:value-type="string">
            <text:p text:style-name="P19"><text:span text:style-name="T7">Menu de </text:span><text:span text:style-name="T8">Serviços</text:span></text:p>
          </table:table-cell>
          <table:table-cell table:style-name="Tabela1.B2" office:value-type="string">
            <text:p text:style-name="P20"><text:span text:style-name="T8">L</text:span><text:span text:style-name="T7">istar os </text:span><text:span text:style-name="T8">Links dos serviços oferecidos pela clínica </text:span><text:span text:style-name="T10">com opção agendar</text:span></text:p>
          </table:table-cell>
          <table:table-cell table:style-name="Tabela1.C2" office:value-type="string">
            <text:p text:style-name="P13">Vincular os serviços ofertados ao banco de dados de horários, preços e clínicas para checar: 1. Se cliente está logado na página para permitir agendamento, 2. Se há disponibilidade de horário na clínica desejada</text:p>
          </table:table-cell>
        </table:table-row>
        <table:table-row table:style-name="Tabela1.1">
          <table:table-cell table:style-name="Tabela1.A3" office:value-type="string">
            <text:p text:style-name="P12">Menu: Galeria</text:p>
            <text:p text:style-name="P12"/>
          </table:table-cell>
          <table:table-cell table:style-name="Tabela1.B3" office:value-type="string">
            <text:p text:style-name="P21"><text:span text:style-name="T9">Exibir página com </text:span><text:span text:style-name="T7">álbum de </text:span><text:span text:style-name="T9">fotografias</text:span><text:span text:style-name="T7"> da clínica e seus serviços </text:span><text:span text:style-name="T9">em carrossel de imagens com um </text:span><text:span text:style-name="T7">campo de texto </text:span><text:span text:style-name="T9">descritivo/informativo; e um</text:span><text:span text:style-name="T7"> </text:span><text:span text:style-name="T9">botão de gostei junto a um campo de comentários</text:span></text:p>
          </table:table-cell>
          <table:table-cell table:style-name="Tabela1.C3" office:value-type="string">
            <text:p text:style-name="P15"><text:span text:style-name="T12">Ter</text:span> base de dados <text:span text:style-name="T12">para armazenar textos e curtidas dos usuários vinculados as imagens, validando seus acessos e depoimentos com seus perfis</text:span></text:p>
          </table:table-cell>
        </table:table-row>
        <table:table-row table:style-name="Tabela1.1">
          <table:table-cell table:style-name="Tabela1.A4" office:value-type="string">
            <text:p text:style-name="P12">Menu: Perfil</text:p>
            <text:p text:style-name="P12"/>
          </table:table-cell>
          <table:table-cell table:style-name="Tabela1.B4" office:value-type="string">
            <text:p text:style-name="P17">Exibir página com formulário de entrada, com botões de: </text:p>
            <text:p text:style-name="P17">Entrada / <text:span text:style-name="T12">R</text:span>ecuperar senha / <text:span text:style-name="T12">C</text:span>adastrar </text:p>
            <text:p text:style-name="P17"><text:span text:style-name="T12">L</text:span>igados a suas respectivas páginas secundárias de formulário</text:p>
          </table:table-cell>
          <table:table-cell table:style-name="Tabela1.C4" office:value-type="string">
            <text:p text:style-name="P15"><text:span text:style-name="T12">Ter</text:span> <text:span text:style-name="T12">um sistema de coleta e armazenamento dos dados para uma base, para salvar novos usuários, permitir modificação, vincular aos demais elementos da página e validar o acesso ao sistema</text:span></text:p>
          </table:table-cell>
        </table:table-row>
        <table:table-row table:style-name="Tabela1.1">
          <table:table-cell table:style-name="Tabela1.A5" office:value-type="string">
            <text:p text:style-name="P12">Menu: Contato</text:p>
            <text:p text:style-name="P12"/>
          </table:table-cell>
          <table:table-cell table:style-name="Tabela1.B5" office:value-type="string">
            <text:p text:style-name="P16">Exibir página de formulário com informações básicas de contato e texto (nome, e-mail, tel., campo de texto) com botões: enviar / voltar</text:p>
          </table:table-cell>
          <table:table-cell table:style-name="Tabela1.C5" office:value-type="string">
            <text:p text:style-name="P14"><text:span text:style-name="T12">Ter</text:span> <text:span text:style-name="T12">um sistema de coleta e armazenamento dos dados recebidos, enviar para o e-mail ou telefone nota de recebimento do contato para futuro retorno pela adm</text:span></text:p>
          </table:table-cell>
        </table:table-row>
        <table:table-row table:style-name="Tabela1.1">
          <table:table-cell table:style-name="Tabela1.A6" office:value-type="string">
            <text:p text:style-name="P12">Menu: Info<text:span text:style-name="T11">rmações</text:span></text:p>
            <text:p text:style-name="P12"/>
          </table:table-cell>
          <table:table-cell table:style-name="Tabela1.B6" office:value-type="string">
            <text:p text:style-name="P16">Exibir página tabela de preços, horários, endereço e nota de rodapé com texto “sobre a Balti”</text:p>
          </table:table-cell>
          <table:table-cell table:style-name="Tabela1.C6" office:value-type="string">
            <text:p text:style-name="P13">Criar banco de dados vinculado a tabela com valores alteráveis de preço, serviço, horários e endereços das clínicas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yriad Pro" svg:font-family="'Myriad Pro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family-generic="system" style:font-pitch="variable"/>
    <style:font-face style:name="Myriad Pro1" svg:font-family="'Myriad Pro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Myriad Pro" fo:font-family="'Myriad Pro'" style:font-family-generic="roman" style:font-pitch="variable" fo:language="pt" fo:country="BR" style:font-name-asian="Myriad Pro1" style:font-family-asian="'Myriad Pro'" style:font-family-generic-asian="system" style:font-pitch-asian="variable" style:language-asian="pt" style:country-asian="BR" style:font-name-complex="Myriad Pro1" style:font-family-complex="'Myriad Pro'" style:font-family-generic-complex="system" style:font-pitch-complex="variable" style:language-complex="pt" style:country-complex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9.945cm" fo:margin-right="9.91cm" fo:margin-top="0.176cm" fo:margin-bottom="0cm" style:contextual-spacing="false" fo:line-height="0.894cm" fo:text-align="center" style:justify-single-word="false" fo:text-indent="0cm" style:auto-text-indent="false"/>
      <style:text-properties style:font-name="Myriad Pro Light" fo:font-family="'Myriad Pro Light'" style:font-family-generic="roman" style:font-pitch="variable" fo:font-size="21pt" style:font-name-asian="Myriad Pro Light1" style:font-family-asian="'Myriad Pro Light'" style:font-family-generic-asian="system" style:font-pitch-asian="variable" style:font-size-asian="21pt" style:font-name-complex="Myriad Pro Light1" style:font-family-complex="'Myriad Pro Light'" style:font-family-generic-complex="system" style:font-pitch-complex="variable" style:font-size-complex="21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1cm" fo:margin-right="0cm" fo:margin-top="0.176cm" fo:margin-bottom="0cm" style:contextual-spacing="false" fo:text-indent="0cm" style:auto-text-indent="false"/>
      <style:text-properties style:font-name="Myriad Pro Light" fo:font-family="'Myriad Pro Light'" style:font-family-generic="roman" style:font-pitch="variable" fo:font-size="18pt" style:font-name-asian="Myriad Pro Light1" style:font-family-asian="'Myriad Pro Light'" style:font-family-generic-asian="system" style:font-pitch-asian="variable" style:font-size-asian="18pt" style:font-name-complex="Myriad Pro Light1" style:font-family-complex="'Myriad Pro Light'" style:font-family-generic-complex="system" style:font-pitch-complex="variable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.196cm" fo:margin-top="0.492cm" fo:margin-bottom="0cm" style:contextual-spacing="false" fo:text-align="end" style:justify-single-word="false" fo:text-indent="0cm" style:auto-text-indent="false"/>
      <style:text-properties style:font-name="Myriad Pro Light" fo:font-family="'Myriad Pro Light'" style:font-family-generic="roman" style:font-pitch="variable" fo:font-size="17pt" style:font-name-asian="Myriad Pro Light1" style:font-family-asian="'Myriad Pro Light'" style:font-family-generic-asian="system" style:font-pitch-asian="variable" style:font-size-asian="17pt" style:font-name-complex="Myriad Pro Light1" style:font-family-complex="'Myriad Pro Light'" style:font-family-generic-complex="system" style:font-pitch-complex="variable" style:font-size-complex="17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5.04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235cm" fo:margin-right="0cm" fo:text-indent="0cm" style:auto-text-indent="false"/>
      <style:text-properties style:font-name="Myriad Pro Light" fo:font-family="'Myriad Pro Light'" style:font-family-generic="roman" style:font-pitch="variable" fo:font-size="16pt" style:font-name-asian="Myriad Pro Light1" style:font-family-asian="'Myriad Pro Light'" style:font-family-generic-asian="system" style:font-pitch-asian="variable" style:font-size-asian="16pt" style:font-name-complex="Myriad Pro Light1" style:font-family-complex="'Myriad Pro Light'" style:font-family-generic-complex="system" style:font-pitch-complex="variable" style:font-size-complex="16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.21cm" fo:margin-right="0cm" fo:line-height="0.538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left="0.235cm" fo:margin-right="0cm" fo:margin-top="0.048cm" fo:margin-bottom="0cm" style:contextual-spacing="false" fo:text-indent="0cm" style:auto-text-indent="false"/>
      <style:text-properties fo:font-size="13pt" style:font-size-asian="13pt" style:font-size-complex="13pt"/>
    </style:style>
    <style:style style:name="List_20_Paragraph" style:display-name="List Paragraph" style:family="paragraph" style:parent-style-name="Standard">
      <style:paragraph-properties fo:margin-left="5.676cm" fo:margin-right="0cm" fo:margin-top="0.242cm" fo:margin-bottom="0cm" style:contextual-spacing="false" fo:text-indent="-0.637cm" style:auto-text-indent="false"/>
    </style:style>
    <style:style style:name="Table_20_Paragraph" style:display-name="Table Paragraph" style:family="paragraph" style:parent-style-name="Standard">
      <style:paragraph-properties fo:margin-left="2.799cm" fo:margin-right="2.764cm" fo:margin-top="0.086cm" fo:margin-bottom="0cm" style:contextual-spacing="false" fo:text-align="center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Myriad Pro" fo:font-family="'Myriad Pro'" style:font-family-generic="roman" style:font-pitch="variable" fo:language="pt" fo:country="BR" style:font-name-asian="Myriad Pro1" style:font-family-asian="'Myriad Pro'" style:font-family-generic-asian="system" style:font-pitch-asian="variable" style:language-asian="pt" style:country-asian="BR" style:font-name-complex="Myriad Pro1" style:font-family-complex="'Myriad Pro'" style:font-family-generic-complex="system" style:font-pitch-complex="variable" style:language-complex="pt" style:country-complex="BR"/>
    </style:style>
    <style:style style:name="Rodapé_20_Char" style:display-name="Rodapé Char" style:family="text" style:parent-style-name="Default_20_Paragraph_20_Font">
      <style:text-properties style:font-name="Myriad Pro" fo:font-family="'Myriad Pro'" style:font-family-generic="roman" style:font-pitch="variable" fo:language="pt" fo:country="BR" style:font-name-asian="Myriad Pro1" style:font-family-asian="'Myriad Pro'" style:font-family-generic-asian="system" style:font-pitch-asian="variable" style:language-asian="pt" style:country-asian="BR" style:font-name-complex="Myriad Pro1" style:font-family-complex="'Myriad Pro'" style:font-family-generic-complex="system" style:font-pitch-complex="variable" style:language-complex="pt" style:country-complex="BR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pt" fo:country="BR" style:font-name-asian="Myriad Pro1" style:font-family-asian="'Myriad Pro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 style:language-complex="pt" style:country-complex="BR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414042" loext:opacity="100%" fo:font-size="12pt" fo:letter-spacing="-0.019cm" fo:language="pt" fo:country="BR" style:font-name-asian="Myriad Pro1" style:font-family-asian="'Myriad Pro'" style:font-family-generic-asian="system" style:font-pitch-asian="variable" style:font-size-asian="12pt" style:language-asian="pt" style:country-asian="BR" style:font-name-complex="Myriad Pro1" style:font-family-complex="'Myriad Pro'" style:font-family-generic-complex="system" style:font-pitch-complex="variable" style:font-size-complex="12pt" style:language-complex="pt" style:country-complex="BR" style:text-scale="100%"/>
    </style:style>
    <style:style style:name="ListLabel_20_2" style:display-name="ListLabel 2" style:family="text">
      <style:text-properties fo:color="#414042" loext:opacity="100%" fo:font-size="12pt" fo:letter-spacing="-0.007cm" fo:language="pt" fo:country="BR" style:font-name-asian="Myriad Pro1" style:font-family-asian="'Myriad Pro'" style:font-family-generic-asian="system" style:font-pitch-asian="variable" style:font-size-asian="12pt" style:language-asian="pt" style:country-asian="BR" style:font-name-complex="Myriad Pro1" style:font-family-complex="'Myriad Pro'" style:font-family-generic-complex="system" style:font-pitch-complex="variable" style:font-size-complex="12pt" style:language-complex="pt" style:country-complex="BR" style:text-scale="100%"/>
    </style:style>
    <style:style style:name="ListLabel_20_3" style:display-name="ListLabel 3" style:family="text">
      <style:text-properties fo:language="pt" fo:country="BR" style:language-asian="pt" style:country-asian="BR" style:language-complex="pt" style:country-complex="BR"/>
    </style:style>
    <style:style style:name="ListLabel_20_4" style:display-name="ListLabel 4" style:family="text">
      <style:text-properties fo:language="pt" fo:country="BR" style:language-asian="pt" style:country-asian="BR" style:language-complex="pt" style:country-complex="BR"/>
    </style:style>
    <style:style style:name="ListLabel_20_5" style:display-name="ListLabel 5" style:family="text">
      <style:text-properties fo:language="pt" fo:country="BR" style:language-asian="pt" style:country-asian="BR" style:language-complex="pt" style:country-complex="BR"/>
    </style:style>
    <style:style style:name="ListLabel_20_6" style:display-name="ListLabel 6" style:family="text">
      <style:text-properties fo:language="pt" fo:country="BR" style:language-asian="pt" style:country-asian="BR" style:language-complex="pt" style:country-complex="BR"/>
    </style:style>
    <style:style style:name="ListLabel_20_7" style:display-name="ListLabel 7" style:family="text">
      <style:text-properties fo:language="pt" fo:country="BR" style:language-asian="pt" style:country-asian="BR" style:language-complex="pt" style:country-complex="BR"/>
    </style:style>
    <style:style style:name="ListLabel_20_8" style:display-name="ListLabel 8" style:family="text">
      <style:text-properties fo:language="pt" fo:country="BR" style:language-asian="pt" style:country-asian="BR" style:language-complex="pt" style:country-complex="BR"/>
    </style:style>
    <style:style style:name="ListLabel_20_9" style:display-name="ListLabel 9" style:family="text">
      <style:text-properties fo:language="pt" fo:country="BR" style:language-asian="pt" style:country-asian="BR" style:language-complex="pt" style:country-complex="BR"/>
    </style:style>
    <style:style style:name="ListLabel_20_10" style:display-name="ListLabel 10" style:family="text">
      <style:text-properties fo:color="#231f20" loext:opacity="100%" fo:font-size="14pt" fo:language="pt" fo:country="BR" style:font-name-asian="Myriad Pro1" style:font-family-asian="'Myriad Pro'" style:font-family-generic-asian="system" style:font-pitch-asian="variable" style:font-size-asian="14pt" style:language-asian="pt" style:country-asian="BR" style:font-name-complex="Myriad Pro1" style:font-family-complex="'Myriad Pro'" style:font-family-generic-complex="system" style:font-pitch-complex="variable" style:font-size-complex="14pt" style:language-complex="pt" style:country-complex="BR" style:text-scale="100%"/>
    </style:style>
    <style:style style:name="ListLabel_20_11" style:display-name="ListLabel 11" style:family="text">
      <style:text-properties fo:language="pt" fo:country="BR" style:language-asian="pt" style:country-asian="BR" style:language-complex="pt" style:country-complex="BR"/>
    </style:style>
    <style:style style:name="ListLabel_20_12" style:display-name="ListLabel 12" style:family="text">
      <style:text-properties fo:language="pt" fo:country="BR" style:language-asian="pt" style:country-asian="BR" style:language-complex="pt" style:country-complex="BR"/>
    </style:style>
    <style:style style:name="ListLabel_20_13" style:display-name="ListLabel 13" style:family="text">
      <style:text-properties fo:language="pt" fo:country="BR" style:language-asian="pt" style:country-asian="BR" style:language-complex="pt" style:country-complex="BR"/>
    </style:style>
    <style:style style:name="ListLabel_20_14" style:display-name="ListLabel 14" style:family="text">
      <style:text-properties fo:language="pt" fo:country="BR" style:language-asian="pt" style:country-asian="BR" style:language-complex="pt" style:country-complex="BR"/>
    </style:style>
    <style:style style:name="ListLabel_20_15" style:display-name="ListLabel 15" style:family="text">
      <style:text-properties fo:language="pt" fo:country="BR" style:language-asian="pt" style:country-asian="BR" style:language-complex="pt" style:country-complex="BR"/>
    </style:style>
    <style:style style:name="ListLabel_20_16" style:display-name="ListLabel 16" style:family="text">
      <style:text-properties fo:language="pt" fo:country="BR" style:language-asian="pt" style:country-asian="BR" style:language-complex="pt" style:country-complex="BR"/>
    </style:style>
    <style:style style:name="ListLabel_20_17" style:display-name="ListLabel 17" style:family="text">
      <style:text-properties fo:language="pt" fo:country="BR" style:language-asian="pt" style:country-asian="BR" style:language-complex="pt" style:country-complex="BR"/>
    </style:style>
    <style:style style:name="ListLabel_20_18" style:display-name="ListLabel 18" style:family="text">
      <style:text-properties fo:language="pt" fo:country="BR" style:language-asian="pt" style:country-asian="BR" style:language-complex="pt" style:country-complex="BR"/>
    </style:style>
    <style:style style:name="ListLabel_20_19" style:display-name="ListLabel 19" style:family="text">
      <style:text-properties fo:color="#231f20" loext:opacity="100%" style:font-name="Myriad Pro" fo:font-family="'Myriad Pro'" style:font-family-generic="roman" style:font-pitch="variable" fo:font-size="14pt" fo:letter-spacing="-0.004cm" fo:language="pt" fo:country="BR" style:font-name-asian="Myriad Pro1" style:font-family-asian="'Myriad Pro'" style:font-family-generic-asian="system" style:font-pitch-asian="variable" style:font-size-asian="14pt" style:language-asian="pt" style:country-asian="BR" style:font-name-complex="Myriad Pro1" style:font-family-complex="'Myriad Pro'" style:font-family-generic-complex="system" style:font-pitch-complex="variable" style:font-size-complex="14pt" style:language-complex="pt" style:country-complex="BR" style:text-scale="100%"/>
    </style:style>
    <style:style style:name="ListLabel_20_20" style:display-name="ListLabel 20" style:family="text">
      <style:text-properties fo:language="pt" fo:country="BR" style:language-asian="pt" style:country-asian="BR" style:language-complex="pt" style:country-complex="BR"/>
    </style:style>
    <style:style style:name="ListLabel_20_21" style:display-name="ListLabel 21" style:family="text">
      <style:text-properties fo:language="pt" fo:country="BR" style:language-asian="pt" style:country-asian="BR" style:language-complex="pt" style:country-complex="BR"/>
    </style:style>
    <style:style style:name="ListLabel_20_22" style:display-name="ListLabel 22" style:family="text">
      <style:text-properties fo:language="pt" fo:country="BR" style:language-asian="pt" style:country-asian="BR" style:language-complex="pt" style:country-complex="BR"/>
    </style:style>
    <style:style style:name="ListLabel_20_23" style:display-name="ListLabel 23" style:family="text">
      <style:text-properties fo:language="pt" fo:country="BR" style:language-asian="pt" style:country-asian="BR" style:language-complex="pt" style:country-complex="BR"/>
    </style:style>
    <style:style style:name="ListLabel_20_24" style:display-name="ListLabel 24" style:family="text">
      <style:text-properties fo:language="pt" fo:country="BR" style:language-asian="pt" style:country-asian="BR" style:language-complex="pt" style:country-complex="BR"/>
    </style:style>
    <style:style style:name="ListLabel_20_25" style:display-name="ListLabel 25" style:family="text">
      <style:text-properties fo:language="pt" fo:country="BR" style:language-asian="pt" style:country-asian="BR" style:language-complex="pt" style:country-complex="BR"/>
    </style:style>
    <style:style style:name="ListLabel_20_26" style:display-name="ListLabel 26" style:family="text">
      <style:text-properties fo:language="pt" fo:country="BR" style:language-asian="pt" style:country-asian="BR" style:language-complex="pt" style:country-complex="BR"/>
    </style:style>
    <style:style style:name="ListLabel_20_27" style:display-name="ListLabel 27" style:family="text">
      <style:text-properties fo:language="pt" fo:country="BR" style:language-asian="pt" style:country-asian="BR" style:language-complex="pt" style:country-complex="BR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'Myriad Pro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34cm"/>
        </style:list-level-properties>
        <style:text-properties fo:font-family="'Myriad Pro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9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6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3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7.46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9.6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1.8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.616cm"/>
        </style:list-level-properties>
        <style:text-properties fo:font-family="'Myriad Pro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4.07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6.52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8.9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1.428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3.8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6.3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18.78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8cm" fo:margin-left="21.2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.023cm" fo:margin-left="1.505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3.978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6.4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8.90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1.36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3.82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6.288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18.7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1.023cm" fo:margin-left="21.21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35cm" fo:margin-bottom="0cm" style:contextual-spacing="false" fo:text-align="center" style:justify-single-word="false" fo:text-indent="0cm" style:auto-text-indent="false"/>
    </style:style>
    <style:style style:name="MP3" style:family="paragraph">
      <loext:graphic-properties draw:fill="solid" draw:fill-color="#ffffff"/>
      <style:paragraph-properties fo:text-align="center"/>
      <style:text-properties fo:font-size="11pt"/>
    </style:style>
    <style:style style:name="MP4" style:family="paragraph" style:parent-style-name="Text_20_body">
      <style:paragraph-properties fo:margin-left="0.035cm" fo:margin-right="0cm" fo:margin-top="0.035cm" fo:margin-bottom="0cm" style:contextual-spacing="false" fo:text-indent="0cm" style:auto-text-indent="false"/>
      <style:text-properties fo:color="#ffffff" loext:opacity="100%" style:text-underline-style="solid" style:text-underline-width="auto" style:text-underline-color="font-color"/>
    </style:style>
    <style:style style:name="MP5" style:family="paragraph">
      <loext:graphic-properties draw:fill="solid" draw:fill-color="#131f46"/>
      <style:paragraph-properties fo:text-align="center"/>
    </style:style>
    <style:style style:name="MP6" style:family="paragraph" style:parent-style-name="Frame_20_contents">
      <style:paragraph-properties fo:margin-left="0.106cm" fo:margin-right="0cm" fo:margin-top="0.035cm" fo:margin-bottom="0cm" style:contextual-spacing="false" fo:text-indent="0cm" style:auto-text-indent="false"/>
    </style:style>
    <style:style style:name="MP7" style:family="paragraph" style:parent-style-name="Text_20_body">
      <style:paragraph-properties fo:margin-left="0.035cm" fo:margin-right="0cm" fo:margin-top="0.035cm" fo:margin-bottom="0cm" style:contextual-spacing="false" fo:text-indent="0cm" style:auto-text-indent="false">
        <style:tab-stops>
          <style:tab-stop style:position="5.202cm"/>
        </style:tab-stops>
      </style:paragraph-properties>
    </style:style>
    <style:style style:name="MT1" style:family="text">
      <style:text-properties fo:color="#ffffff" loext:opacity="100%"/>
    </style:style>
    <style:style style:name="MT2" style:family="text">
      <style:text-properties fo:color="#ffffff" loext:opacity="100%" fo:letter-spacing="-0.005cm"/>
    </style:style>
    <style:style style:name="MT3" style:family="text">
      <style:text-properties fo:color="#ffffff" loext:opacity="100%" fo:letter-spacing="-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04cm" svg:stroke-color="#67696a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style:run-through="background"/>
    </style:style>
    <style:style style:name="Mgr3" style:family="graphic">
      <style:graphic-properties draw:stroke="none" svg:stroke-width="0cm" draw:fill="solid" draw:fill-color="#131f46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1.94cm" fo:margin-bottom="0.494cm" fo:margin-left="3.251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15cm" fo:margin-bottom="1.422cm" fo:margin-left="1.764cm" fo:margin-right="1.799cm" style:writing-mode="lr-tb" style:layout-grid-color="#c0c0c0" style:layout-grid-lines="170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cm" fo:margin-left="0cm" fo:margin-right="0cm" fo:margin-bottom="0.661cm" style:dynamic-spacing="true"/>
      </style:header-style>
      <style:footer-style>
        <style:header-footer-properties fo:min-height="0.554cm" fo:margin-left="0cm" fo:margin-right="0cm" fo:margin-top="0.4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frame draw:style-name="Mfr1" draw:name="Quadro1" text:anchor-type="char" svg:x="11.388cm" svg:y="1.18cm" svg:width="11.144cm" svg:height="0.665cm" draw:z-index="4"><draw:text-box><text:p text:style-name="MP2">Codificação Back-End- Sa1 - Planejamento</text:p></draw:text-box></draw:frame><draw:g text:anchor-type="char" draw:z-index="0" draw:name="Forma1" draw:style-name="Mgr1"><draw:line draw:style-name="Mgr2" draw:text-style-name="MP3" svg:x1="7.292cm" svg:y1="1.993cm" svg:x2="23.014cm" svg:y2="1.993cm"><text:p/></draw:line><draw:line draw:style-name="Mgr2" draw:text-style-name="MP3" svg:x1="7.292cm" svg:y1="2.007cm" svg:x2="23.014cm" svg:y2="2.007cm"><text:p/></draw:line></draw:g></text:p>
      </style:header>
      <style:footer>
        <text:p text:style-name="MP1"><draw:frame draw:style-name="Mfr1" draw:name="1" text:anchor-type="char" svg:x="16.584cm" svg:y="19.505cm" svg:width="1.729cm" svg:height="0.665cm" draw:z-index="8"><draw:text-box><text:p text:style-name="MP4">SENAI</text:p></draw:text-box></draw:frame><draw:polygon text:anchor-type="char" draw:z-index="5" draw:name="Forma2" draw:style-name="Mgr3" draw:text-style-name="MP5" svg:width="29.699cm" svg:height="2.124cm" svg:x="0.001cm" svg:y="113.228cm" svg:viewBox="0 0 29700 2125" draw:points="29700,425 29086,425 29079,411 28998,311 28904,223 28799,147 28682,85 28557,39 28423,11 28282,0 28141,11 28008,39 27881,85 27765,147 27659,223 27566,311 27485,411 27478,425 0,425 0,2125 29700,2125"><text:p/></draw:polygon><draw:frame draw:style-name="Mfr1" draw:name="2" text:anchor-type="char" svg:x="27.869cm" svg:y="19.29cm" svg:width="0.792cm" svg:height="0.75cm" draw:z-index="6"><draw:text-box><text:p text:style-name="MP6"><text:page-number text:select-page="current">2</text:page-number></text:p></draw:text-box></draw:frame><draw:frame draw:style-name="Mfr1" draw:name="3" text:anchor-type="char" svg:x="10.776cm" svg:y="19.505cm" svg:width="5.357cm" svg:height="0.665cm" draw:z-index="7"><draw:text-box><text:p text:style-name="MP7"><text:span text:style-name="MT1">Programador</text:span><text:span text:style-name="MT2"> Full</text:span><text:span text:style-name="MT3"> </text:span><text:span text:style-name="MT1">Stack<text:tab/>|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</meta:editing-cycles>
    <meta:creation-date>2021-02-09T17:33:00</meta:creation-date>
    <dc:date>2022-11-22T16:14:17.769000000</dc:date>
    <meta:editing-duration>PT55M23S</meta:editing-duration>
    <meta:generator>LibreOffice/7.3.5.2$Windows_X86_64 LibreOffice_project/184fe81b8c8c30d8b5082578aee2fed2ea847c01</meta:generator>
    <meta:document-statistic meta:table-count="1" meta:image-count="0" meta:object-count="0" meta:page-count="2" meta:paragraph-count="31" meta:word-count="289" meta:character-count="1838" meta:non-whitespace-character-count="1575"/>
    <meta:user-defined meta:name="AppVersion">16.0000</meta:user-defined>
    <meta:user-defined meta:name="Created" meta:value-type="date">2021-02-09T00:00:00</meta:user-defined>
    <meta:user-defined meta:name="Creator">Adobe InDesign 16.0 (Macintosh)</meta:user-defined>
    <meta:user-defined meta:name="LastSaved" meta:value-type="date">2021-02-09T00:00:00</meta:user-defined>
    <meta:template xlink:type="simple" xlink:actuate="onRequest" xlink:title="Normal" xlink:href=""/>
  </office:meta>
</office:document-meta>
</file>